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style:text-underline-style="none" officeooo:paragraph-rsid="001f9fcb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text-properties officeooo:paragraph-rsid="001f9fcb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3" style:family="paragraph" style:parent-style-name="Ttire_5f_bordures_5f_haut_5f_bas">
      <style:text-properties fo:font-size="11pt" officeooo:paragraph-rsid="000e629a" style:font-size-asian="11pt" style:font-size-complex="11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 style:parent-style-name="Table_20_Contents">
      <style:text-properties fo:font-style="italic" style:text-underline-style="solid" style:text-underline-width="auto" style:text-underline-color="font-color" officeooo:paragraph-rsid="0021eb00" style:font-style-asian="italic" style:font-style-complex="italic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style:text-underline-style="solid" style:text-underline-width="auto" style:text-underline-color="font-color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1f9fcb" style:font-size-asian="11pt" style:font-weight-asian="bold" style:font-size-complex="11pt" style:font-weight-complex="bold"/>
    </style:style>
    <style:style style:name="T9" style:family="text">
      <style:text-properties fo:font-size="11pt" fo:font-weight="normal" officeooo:rsid="001f9fcb" style:font-size-asian="11pt" style:font-weight-asian="normal" style:font-size-complex="11pt" style:font-weight-complex="normal"/>
    </style:style>
    <style:style style:name="T10" style:family="text">
      <style:text-properties officeooo:rsid="000ff752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8773952" text:id="ct58773952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58799552" text:id="ct58799552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59989552" text:id="ct59989552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59474928" text:id="ct59474928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58891024" text:id="ct58891024">
          <text:insertion>
            <office:change-info>
              <dc:creator>Auteur inconnu</dc:creator>
              <dc:date>2017-03-02T15:22:00</dc:date>
            </office:change-info>
          </text:insertion>
        </text:changed-region>
        <text:changed-region xml:id="ct60444592" text:id="ct60444592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58775408" text:id="ct5877540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58768496" text:id="ct5876849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61900784" text:id="ct61900784">
          <text:insertion>
            <office:change-info>
              <dc:creator>Auteur inconnu</dc:creator>
              <dc:date>2017-03-02T15:40:00</dc:date>
            </office:change-info>
          </text:insertion>
        </text:changed-region>
        <text:changed-region xml:id="ct58526496" text:id="ct5852649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60636768" text:id="ct6063676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60818624" text:id="ct60818624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59759744" text:id="ct59759744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59119376" text:id="ct59119376">
          <text:insertion>
            <office:change-info>
              <dc:creator>Auteur inconnu</dc:creator>
              <dc:date>2017-03-02T15:22:00</dc:date>
            </office:change-info>
          </text:insertion>
        </text:changed-region>
        <text:changed-region xml:id="ct59141424" text:id="ct5914142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58793632" text:id="ct58793632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60627664" text:id="ct6062766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58097568" text:id="ct58097568">
          <text:insertion>
            <office:change-info>
              <dc:creator>Auteur inconnu</dc:creator>
              <dc:date>2017-03-02T15:40:00</dc:date>
            </office:change-info>
          </text:insertion>
        </text:changed-region>
        <text:changed-region xml:id="ct59114288" text:id="ct59114288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59488864" text:id="ct59488864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1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58773952"/>self.Title()<text:change-end text:change-id="ct58773952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58799552"/></text:p>
      <text:p text:style-name="P11"><text:line-break/>ORDRE DU JOUR</text:p>
      <text:p text:style-name="P10"/>
      <text:section text:style-name="Sect1" text:name="Item">
        <text:p text:style-name="P23"><office:annotation><dc:date>2007-09-24T00:00:00</dc:date><text:p>do section- for item in self.getItems(uids=itemUids, listTypes=['normal'], ordered=True)</text:p></office:annotation><text:change-start text:change-id="ct59989552"/>item.getItemNumber(relativeTo='meeting', <text:span text:style-name="T10">for_display=True</text:span>)<text:change-end text:change-id="ct59989552"/>. <text:change-start text:change-id="ct59474928"/>item.Title()<text:change-end text:change-id="ct59474928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7"><text:span text:style-name="T14">do text</text:span></text:p><text:p text:style-name="P27"><text:span text:style-name="T14">from xhtml(view.printAdvicesInfos(item))</text:span></text:p></office:annotation>Avis</text:p>
        <text:p text:style-name="P12"/>
        <text:p text:style-name="P15">Projet de délibération :</text:p>
        <text:p text:style-name="P7"><office:annotation><dc:date>2007-09-24T00:00:00</dc:date><text:p text:style-name="P27"><text:span text:style-name="T13">do text</text:span></text:p><text:p text:style-name="P27"><text:span text:style-name="T13">from xhtml(view.printXhtml(item, (item.getMotivation(), '&lt;p&gt;&lt;strong&gt;DECIDE:&lt;/strong&gt;&lt;/p&gt;', item.getDecision())))</text:span></text:p></office:annotation>Projet de décision</text:p>
        <text:p text:style-name="P7"/>
        <text:p text:style-name="P20"><text:span text:style-name="T5">Nombre d'annexes :</text:span> <text:change-start text:change-id="ct58891024"/><text:span text:style-name="T8">len(imio_annex_utils.get_annexes_to_print(item, portal_type='annex'))</text:span><text:change-end text:change-id="ct58891024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7"><text:span text:style-name="T11">do table- for annex in imio_annex_utils.get_annexes_to_print(item, portal_type='annex'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6"><text:change-start text:change-id="ct60444592"/>annex['title']<text:change-end text:change-id="ct60444592"/> (Point n°<text:change-start text:change-id="ct58775408"/>item.getItemNumber(<text:span text:style-name="T6">relativeTo='meeting'</text:span>)<text:change-end text:change-id="ct58775408"/>, Annexe <text:change-start text:change-id="ct58768496"/>annex['number']<text:change-end text:change-id="ct58768496"/>/<text:change-start text:change-id="ct61900784"/><text:span text:style-name="T9">len(imio_annex_utils.get_annexes_to_print(item, portal_type='annex'))</text:span><text:change-end text:change-id="ct61900784"/>, page <text:change-start text:change-id="ct58526496"/>image['number']<text:change-end text:change-id="ct58526496"/>/<text:change-start text:change-id="ct60636768"/>annex['number_of_images']<text:change-end text:change-id="ct60636768"/>)</text:p>
                    <text:p text:style-name="Table_20_Contents"><office:annotation><dc:creator>Gauthier Bastien</dc:creator><dc:date>2013-04-29T14:46:49</dc:date><text:p text:style-name="P27"><text:span text:style-name="T11">do table for image in annex['images']</text:span></text:p></office:annotation><office:annotation><dc:creator>Gauthier Bastien</dc:creator><dc:date>2013-04-29T14:55:47</dc:date><text:p text:style-name="P27"><text:span text:style-name="T11">do text</text:span></text:p><text:p text:style-name="P27"><text:span text:style-name="T11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2"><text:soft-page-break/></text:p>
      </text:section>
      <text:section text:style-name="Sect1" text:name="LateItems">
        <text:p text:style-name="P21"><office:annotation><dc:date>2007-10-31T00:00:00</dc:date><text:p><text:span text:style-name="T15">do section- if self.getItems(uids=itemUids, listTypes=['late']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<text:span text:style-name="T15">do table- for item in self.getItems(uids=itemUids, listTypes=['late'], ordered=True)</text:span></text:p></office:annotation><text:change-start text:change-id="ct60818624"/>item.getItemNumber(relativeTo='meeting', <text:span text:style-name="T10">for_display=True</text:span>)<text:change-end text:change-id="ct60818624"/>. <text:change-start text:change-id="ct59759744"/>item.Title()<text:change-end text:change-id="ct59759744"/> </text:p>
              <text:p text:style-name="P7"><office:annotation><dc:date>2007-10-31T00:00:00</dc:date><text:p>do text</text:p><text:p>from xhtml(view.printXhtml(item, item.Description()))</text:p></office:annotation>Description</text:p>
              <text:p text:style-name="P7"/>
              <text:p text:style-name="P7"><office:annotation><dc:creator>Gauthier Bastien</dc:creator><dc:date>2011-05-03T15:59:51</dc:date><text:p text:style-name="P27"><text:span text:style-name="T14">do text</text:span></text:p><text:p text:style-name="P27"><text:span text:style-name="T14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7"><text:span text:style-name="T13">do text</text:span></text:p><text:p text:style-name="P27"><text:span text:style-name="T13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13"><text:span text:style-name="T4">Nombre d'annexes :</text:span> <text:change-start text:change-id="ct59119376"/><text:span text:style-name="T8">len(</text:span><text:span text:style-name="T7">imio_annex_utils.get_annexes_to_print(item, portal_type='annex')</text:span><text:span text:style-name="T8">)</text:span><text:change-end text:change-id="ct59119376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7"><text:span text:style-name="T11">do table- for annex in </text:span><text:span text:style-name="T12">imio_annex_utils.get_annexes_to_print(item, portal_type='annex'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26"><text:change-start text:change-id="ct59141424"/>annex['title']<text:change-end text:change-id="ct59141424"/> (Point n°<text:change-start text:change-id="ct58793632"/>item.getItemNumber(<text:span text:style-name="T6">relativeTo='meeting'</text:span>)<text:change-end text:change-id="ct58793632"/>, Annexe <text:change-start text:change-id="ct60627664"/>annex['number']<text:change-end text:change-id="ct60627664"/>/<text:change-start text:change-id="ct58097568"/><text:span text:style-name="T9">len(imio_annex_utils.get_annexes_to_print(item, portal_type='annex'))</text:span><text:change-end text:change-id="ct58097568"/>, page <text:change-start text:change-id="ct59114288"/>image['number']<text:change-end text:change-id="ct59114288"/>/<text:change-start text:change-id="ct59488864"/>annex['number_of_images']<text:change-end text:change-id="ct59488864"/>)</text:p>
                          <text:p text:style-name="Table_20_Contents"><office:annotation><dc:creator>Gauthier Bastien</dc:creator><dc:date>2013-04-29T14:46:49</dc:date><text:p text:style-name="P27"><text:span text:style-name="T11">do table for image in annex['images']</text:span></text:p></office:annotation><office:annotation><dc:creator>Gauthier Bastien</dc:creator><dc:date>2013-04-29T14:55:47</dc:date><text:p text:style-name="P27"><text:span text:style-name="T11">do text</text:span></text:p><text:p text:style-name="P27"><text:span text:style-name="T11">from document(at=image['path'], anchor='as-char', size=(</text:span><text:span text:style-name="T12">17.94, 28</text:span><text:span text:style-name="T11">), </text:span><text:span text:style-name="T12">convertOptions=view.imageOrientation, format='image'</text:span><text:span text:style-name="T11">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5</text:page-number></text:span><text:span text:style-name="MT3"> / </text:span><text:span text:style-name="MT2"><text:page-count style:num-format="1">5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11-05-03T16:14:48</meta:creation-date>
    <dc:language>fr-BE</dc:language>
    <meta:editing-cycles>141</meta:editing-cycles>
    <meta:editing-duration>PT3H34M37S</meta:editing-duration>
    <meta:initial-creator>Gauthier Bastien</meta:initial-creator>
    <dc:date>2017-03-02T15:40:59.280782159</dc:date>
    <meta:document-statistic meta:table-count="8" meta:image-count="0" meta:object-count="0" meta:page-count="5" meta:paragraph-count="25" meta:word-count="76" meta:character-count="994" meta:non-whitespace-character-count="937"/>
    <meta:user-defined meta:name="Info 1"/>
    <meta:user-defined meta:name="Info 2"/>
    <meta:user-defined meta:name="Info 3"/>
    <meta:user-defined meta:name="Info 4"/>
  </office:meta>
</office:document-meta>
</file>